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Mono" officeooo:rsid="0013a973" officeooo:paragraph-rsid="0013a973"/>
    </style:style>
    <style:style style:name="P2" style:family="paragraph" style:parent-style-name="Standard">
      <style:paragraph-properties fo:text-align="start" style:justify-single-word="false"/>
      <style:text-properties style:font-name="Fira Mono" officeooo:rsid="0013a973" officeooo:paragraph-rsid="0013a973"/>
    </style:style>
    <style:style style:name="P3" style:family="paragraph" style:parent-style-name="Standard">
      <style:text-properties style:font-name="Fira Mono" fo:font-weight="bold" officeooo:rsid="00158078" officeooo:paragraph-rsid="00158078" style:font-weight-asian="bold" style:font-weight-complex="bold"/>
    </style:style>
    <style:style style:name="P4" style:family="paragraph" style:parent-style-name="Standard">
      <style:text-properties style:font-name="Fira Mono" fo:font-size="18pt" fo:font-weight="bold" officeooo:rsid="00158078" officeooo:paragraph-rsid="00158078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paragraph-rsid="00158078"/>
    </style:style>
    <style:style style:name="P6" style:family="paragraph" style:parent-style-name="Standard">
      <style:text-properties officeooo:rsid="00158078" officeooo:paragraph-rsid="00158078"/>
    </style:style>
    <style:style style:name="P7" style:family="paragraph" style:parent-style-name="Standard">
      <style:paragraph-properties style:writing-mode="lr-tb"/>
      <style:text-properties fo:font-size="18pt" fo:font-weight="bold" officeooo:rsid="001c1dec" officeooo:paragraph-rsid="001c1dec" style:font-size-asian="18pt" style:font-weight-asian="bold" style:font-size-complex="18pt" style:font-weight-complex="bold"/>
    </style:style>
    <style:style style:name="P8" style:family="paragraph" style:parent-style-name="Standard">
      <style:paragraph-properties style:writing-mode="lr-tb"/>
      <style:text-properties fo:font-size="18pt" fo:font-weight="bold" officeooo:rsid="002091e4" officeooo:paragraph-rsid="002091e4" style:font-size-asian="15.75pt" style:font-weight-asian="bold" style:font-size-complex="18pt" style:font-weight-complex="bold"/>
    </style:style>
    <style:style style:name="P9" style:family="paragraph" style:parent-style-name="Standard">
      <style:paragraph-properties style:writing-mode="lr-tb"/>
      <style:text-properties fo:font-size="12pt" fo:font-weight="normal" officeooo:rsid="0016abfc" officeooo:paragraph-rsid="0016abf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writing-mode="lr-tb"/>
      <style:text-properties fo:font-size="12pt" fo:font-weight="bold" officeooo:rsid="001ddb6b" officeooo:paragraph-rsid="001ddb6b" style:font-size-asian="10.5pt" style:font-weight-asian="bold" style:font-size-complex="12pt" style:font-weight-complex="bold"/>
    </style:style>
    <style:style style:name="P11" style:family="paragraph" style:parent-style-name="Standard">
      <style:paragraph-properties style:writing-mode="lr-tb"/>
      <style:text-properties style:font-name="Fira Mono" fo:font-size="18pt" fo:font-style="normal" fo:font-weight="bold" officeooo:rsid="0016abfc" officeooo:paragraph-rsid="0016abfc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style:font-name="Fira Mono" fo:font-style="normal" fo:font-weight="normal" officeooo:rsid="00158078" officeooo:paragraph-rsid="00158078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style:font-name="Fira Mono" fo:font-style="normal" fo:font-weight="normal" officeooo:rsid="00158078" officeooo:paragraph-rsid="00158078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style:writing-mode="lr-tb"/>
      <style:text-properties style:font-name="Fira Mono" fo:font-style="normal" fo:font-weight="normal" officeooo:rsid="00158078" officeooo:paragraph-rsid="0015807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style:writing-mode="lr-tb"/>
      <style:text-properties style:font-name="Fira Mono" fo:font-style="normal" fo:font-weight="normal" officeooo:rsid="00158078" officeooo:paragraph-rsid="0015807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style:writing-mode="lr-tb"/>
      <style:text-properties style:font-name="Fira Mono" fo:font-size="12pt" fo:font-style="normal" fo:font-weight="normal" officeooo:rsid="0016abfc" officeooo:paragraph-rsid="0016abf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style:writing-mode="lr-tb"/>
      <style:text-properties style:font-name="Fira Mono" fo:font-size="12pt" fo:font-style="normal" fo:font-weight="normal" officeooo:rsid="00182c09" officeooo:paragraph-rsid="0016abf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style:writing-mode="lr-tb"/>
      <style:text-properties style:font-name="Fira Mono" fo:font-size="12pt" fo:font-style="normal" fo:font-weight="normal" officeooo:rsid="001ca5f7" officeooo:paragraph-rsid="001c1de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style:writing-mode="lr-tb"/>
      <style:text-properties style:font-name="Fira Mono" fo:font-size="12pt" fo:font-style="normal" fo:font-weight="normal" officeooo:rsid="001ddb6b" officeooo:paragraph-rsid="001ddb6b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style:writing-mode="lr-tb"/>
      <style:text-properties style:font-name="Fira Mono" fo:font-size="12pt" fo:font-style="normal" fo:font-weight="normal" officeooo:rsid="001f7303" officeooo:paragraph-rsid="001ddb6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style:writing-mode="lr-tb"/>
      <style:text-properties style:font-name="Fira Mono" fo:font-size="12pt" fo:font-style="normal" fo:font-weight="normal" officeooo:rsid="002091e4" officeooo:paragraph-rsid="002091e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style:writing-mode="lr-tb"/>
      <style:text-properties fo:font-size="12pt" fo:font-weight="bold" officeooo:rsid="001ca5f7" officeooo:paragraph-rsid="001ca5f7" style:font-size-asian="10.5pt" style:font-weight-asian="bold" style:font-size-complex="12pt" style:font-weight-complex="bold"/>
    </style:style>
    <style:style style:name="P23" style:family="paragraph" style:parent-style-name="Standard" style:list-style-name="L3">
      <style:paragraph-properties style:writing-mode="lr-tb"/>
      <style:text-properties fo:font-size="12pt" fo:font-weight="bold" officeooo:rsid="001ca5f7" officeooo:paragraph-rsid="002b66de" style:font-size-asian="10.5pt" style:font-weight-asian="bold" style:font-size-complex="12pt" style:font-weight-complex="bold"/>
    </style:style>
    <style:style style:name="P24" style:family="paragraph" style:parent-style-name="Standard" style:list-style-name="L3">
      <style:paragraph-properties style:writing-mode="lr-tb"/>
      <style:text-properties fo:font-size="12pt" fo:font-weight="bold" officeooo:rsid="001cf61c" officeooo:paragraph-rsid="001cf61c" style:font-size-asian="10.5pt" style:font-weight-asian="bold" style:font-size-complex="12pt" style:font-weight-complex="bold"/>
    </style:style>
    <style:style style:name="P25" style:family="paragraph" style:parent-style-name="Standard" style:list-style-name="L3">
      <style:paragraph-properties style:writing-mode="lr-tb"/>
      <style:text-properties fo:font-size="12pt" fo:font-weight="bold" officeooo:rsid="002b66de" officeooo:paragraph-rsid="002b66de" style:font-size-asian="10.5pt" style:font-weight-asian="bold" style:font-size-complex="12pt" style:font-weight-complex="bold"/>
    </style:style>
    <style:style style:name="P26" style:family="paragraph" style:parent-style-name="Standard" style:list-style-name="L3">
      <style:paragraph-properties style:writing-mode="lr-tb"/>
      <style:text-properties fo:font-size="12pt" fo:font-weight="bold" officeooo:rsid="001ddb6b" officeooo:paragraph-rsid="001ddb6b" style:font-size-asian="10.5pt" style:font-weight-asian="bold" style:font-size-complex="12pt" style:font-weight-complex="bold"/>
    </style:style>
    <style:style style:name="P27" style:family="paragraph" style:parent-style-name="Standard" style:list-style-name="L3">
      <style:paragraph-properties style:writing-mode="lr-tb"/>
      <style:text-properties fo:font-size="12pt" fo:font-weight="bold" officeooo:rsid="002ef9fd" officeooo:paragraph-rsid="002ef9fd" style:font-size-asian="10.5pt" style:font-weight-asian="bold" style:font-size-complex="12pt" style:font-weight-complex="bold"/>
    </style:style>
    <style:style style:name="P28" style:family="paragraph" style:parent-style-name="Standard" style:list-style-name="L4">
      <style:paragraph-properties style:writing-mode="lr-tb"/>
      <style:text-properties fo:font-size="12pt" fo:font-weight="normal" officeooo:rsid="002091e4" officeooo:paragraph-rsid="002091e4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style:writing-mode="lr-tb"/>
      <style:text-properties fo:font-size="12pt" fo:font-weight="normal" officeooo:rsid="00246481" officeooo:paragraph-rsid="0024648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style:writing-mode="lr-tb"/>
      <style:text-properties fo:font-size="12pt" fo:font-weight="normal" officeooo:rsid="0016abfc" officeooo:paragraph-rsid="002f8754" style:font-size-asian="10.5pt" style:font-weight-asian="normal" style:font-size-complex="12pt" style:font-weight-complex="normal"/>
    </style:style>
    <style:style style:name="T1" style:family="text">
      <style:text-properties style:font-name="Fira Mono" fo:font-weight="normal" officeooo:rsid="00158078" style:font-weight-asian="normal" style:font-weight-complex="normal"/>
    </style:style>
    <style:style style:name="T2" style:family="text">
      <style:text-properties style:font-name="Fira Mono" fo:font-weight="bold" officeooo:rsid="00158078" style:font-weight-asian="bold" style:font-weight-complex="bold"/>
    </style:style>
    <style:style style:name="T3" style:family="text">
      <style:text-properties style:font-name="Fira Mono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Fira Mono" fo:font-style="normal" fo:font-weight="normal" officeooo:rsid="00158078" style:font-style-asian="normal" style:font-weight-asian="normal" style:font-style-complex="normal" style:font-weight-complex="normal"/>
    </style:style>
    <style:style style:name="T5" style:family="text">
      <style:text-properties style:font-name="Fira Mono" fo:font-style="normal" fo:font-weight="normal" officeooo:rsid="001cf61c" style:font-style-asian="normal" style:font-weight-asian="normal" style:font-style-complex="normal" style:font-weight-complex="normal"/>
    </style:style>
    <style:style style:name="T6" style:family="text">
      <style:text-properties style:font-name="Fira Mono" fo:font-style="normal" fo:font-weight="normal" officeooo:rsid="001f7303" style:font-style-asian="normal" style:font-weight-asian="normal" style:font-style-complex="normal" style:font-weight-complex="normal"/>
    </style:style>
    <style:style style:name="T7" style:family="text">
      <style:text-properties style:font-name="Fira Mono" fo:font-style="normal" fo:font-weight="normal" officeooo:rsid="002d4443" style:font-style-asian="normal" style:font-weight-asian="normal" style:font-style-complex="normal" style:font-weight-complex="normal"/>
    </style:style>
    <style:style style:name="T8" style:family="text">
      <style:text-properties style:font-name="Fira Mono" fo:font-style="normal" fo:font-weight="normal" officeooo:rsid="0032ccdd" style:font-style-asian="normal" style:font-weight-asian="normal" style:font-style-complex="normal" style:font-weight-complex="normal"/>
    </style:style>
    <style:style style:name="T9" style:family="text">
      <style:text-properties style:font-name="Fira Mono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Fira Mono" fo:font-style="normal" fo:font-weight="bold" officeooo:rsid="00175fab" style:font-style-asian="normal" style:font-weight-asian="bold" style:font-style-complex="normal" style:font-weight-complex="bold"/>
    </style:style>
    <style:style style:name="T11" style:family="text">
      <style:text-properties style:font-name="Fira Mono" fo:font-style="normal" fo:font-weight="bold" officeooo:rsid="002410a1" style:font-style-asian="normal" style:font-weight-asian="bold" style:font-style-complex="normal" style:font-weight-complex="bold"/>
    </style:style>
    <style:style style:name="T12" style:family="text">
      <style:text-properties style:font-name="Fira Mono" fo:font-style="normal" style:font-style-asian="normal" style:font-style-complex="normal"/>
    </style:style>
    <style:style style:name="T13" style:family="text">
      <style:text-properties style:font-name="Fira Mono" fo:font-style="normal" officeooo:rsid="00175fab" style:font-style-asian="normal" style:font-style-complex="normal"/>
    </style:style>
    <style:style style:name="T14" style:family="text">
      <style:text-properties style:font-name="Fira Mono" fo:font-style="normal" officeooo:rsid="00182c09" style:font-style-asian="normal" style:font-style-complex="normal"/>
    </style:style>
    <style:style style:name="T15" style:family="text">
      <style:text-properties style:font-name="Fira Mono" fo:font-style="normal" officeooo:rsid="001f7303" style:font-style-asian="normal" style:font-style-complex="normal"/>
    </style:style>
    <style:style style:name="T16" style:family="text">
      <style:text-properties style:font-name="Fira Mono" fo:font-style="normal" officeooo:rsid="002636ad" style:font-style-asian="normal" style:font-style-complex="normal"/>
    </style:style>
    <style:style style:name="T17" style:family="text">
      <style:text-properties style:font-name="Fira Mono" fo:font-style="normal" officeooo:rsid="002845f4" style:font-style-asian="normal" style:font-style-complex="normal"/>
    </style:style>
    <style:style style:name="T18" style:family="text">
      <style:text-properties style:font-name="Fira Mono" fo:font-style="normal" officeooo:rsid="002ef9fd" style:font-style-asian="normal" style:font-style-complex="normal"/>
    </style:style>
    <style:style style:name="T19" style:family="text">
      <style:text-properties style:font-name="Fira Mono" fo:font-style="normal" officeooo:rsid="002f6351" style:font-style-asian="normal" style:font-style-complex="normal"/>
    </style:style>
    <style:style style:name="T20" style:family="text">
      <style:text-properties style:font-name="Fira Mono" fo:font-style="normal" officeooo:rsid="002f8754" style:font-style-asian="normal" style:font-style-complex="normal"/>
    </style:style>
    <style:style style:name="T21" style:family="text">
      <style:text-properties fo:color="#2a6099" loext:opacity="100%"/>
    </style:style>
    <style:style style:name="T22" style:family="text">
      <style:text-properties fo:color="#be480a" loext:opacity="100%"/>
    </style:style>
    <style:style style:name="T23" style:family="text">
      <style:text-properties officeooo:rsid="002feeea"/>
    </style:style>
    <style:style style:name="T24" style:family="text">
      <style:text-properties officeooo:rsid="0030d4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evin Roleke<text:tab/><text:tab/><text:tab/> <text:s text:c="2"/><text:tab/><text:tab/><text:tab/><text:tab/> <text:span text:style-name="T22">kevinroleke@gmail.com</text:span></text:p>
      <text:p text:style-name="P1"><text:tab/><text:tab/><text:tab/><text:tab/><text:tab/><text:tab/><text:tab/><text:tab/><text:tab/> <text:a xlink:type="simple" xlink:href="https://kevinroleke.com/" text:style-name="Internet_20_link" text:visited-style-name="Visited_20_Internet_20_Link"><text:span text:style-name="T21">kevinroleke.com</text:span></text:a></text:p>
      <text:p text:style-name="P1"><text:tab/><text:tab/><text:tab/><text:tab/><text:tab/><text:tab/><text:tab/><text:tab/><text:tab/> (516) 941-8256</text:p>
      <text:p text:style-name="P1"/>
      <text:p text:style-name="P4">Experience</text:p>
      <text:p text:style-name="P3"/>
      <text:p text:style-name="P5"><text:span text:style-name="T1"><text:tab/></text:span><text:span text:style-name="T2">KidOYO</text:span><text:span text:style-name="T1">/</text:span><text:span text:style-name="T4">Coding Mentor/</text:span><text:span text:style-name="T8">Summers of 2016, 2017, 2018</text:span></text:p>
      <text:p text:style-name="P12"/>
      <text:list xml:id="list1787018046" text:style-name="L1">
        <text:list-item>
          <text:p text:style-name="P13">Instructed students on Python, Javascript, Game Development, Linux and other subjects. </text:p>
        </text:list-item>
        <text:list-item>
          <text:p text:style-name="P13">Developed and taught a course on the Linux operating system. </text:p>
          <text:p text:style-name="P13"/>
        </text:list-item>
      </text:list>
      <text:p text:style-name="P6"><text:span text:style-name="T3"><text:tab/></text:span><text:span text:style-name="T9">Tourette Association</text:span><text:span text:style-name="T3">/Web Developer Intern/June 2021 – Present</text:span></text:p>
      <text:p text:style-name="P12"/>
      <text:list xml:id="list3327358460" text:style-name="L2">
        <text:list-item>
          <text:p text:style-name="P14">Developed and <text:span text:style-name="T23">designed</text:span> a communications and resources platform, under a Centers for Disease Control and Prevention (CDC) grant. </text:p>
        </text:list-item>
        <text:list-item>
          <text:p text:style-name="P14">Developed custom PHP Wordpress plugins.</text:p>
        </text:list-item>
        <text:list-item>
          <text:p text:style-name="P14"><text:span text:style-name="T24">A</text:span>nalyze<text:span text:style-name="T24">d</text:span> and correct<text:span text:style-name="T24">ed</text:span> financial <text:span text:style-name="T24">and marketing </text:span>data <text:span text:style-name="T24">with Python automation</text:span>. </text:p>
        </text:list-item>
      </text:list>
      <text:p text:style-name="P15"/>
      <text:p text:style-name="P11">Skills</text:p>
      <text:p text:style-name="P16"/>
      <text:p text:style-name="P9"><text:span text:style-name="T12"><text:tab/></text:span><text:span text:style-name="T10">Proficient in</text:span><text:span text:style-name="T13">: Go, Python, Javascript/NodeJS</text:span></text:p>
      <text:p text:style-name="P9"><text:span text:style-name="T13"><text:tab/></text:span><text:span text:style-name="T10">Previous experience in</text:span><text:span text:style-name="T13">: Solidity, </text:span><text:span text:style-name="T18">PHP, </text:span><text:span text:style-name="T19">Wordpress</text:span></text:p>
      <text:p text:style-name="P30"><text:span text:style-name="T13"><text:tab/></text:span><text:span text:style-name="T10">Frameworks/tools</text:span><text:span text:style-name="T13">: Postgres/</text:span><text:span text:style-name="T20">SQL</text:span><text:span text:style-name="T13">, MongoDB, Redis</text:span><text:span text:style-name="T14">, Docker, AWS, <text:s text:c="3"/><text:tab/><text:tab/><text:tab/><text:tab/> <text:s text:c="2"/>Flask, </text:span><text:span text:style-name="T20">Django, </text:span><text:span text:style-name="T17">Gorilla, </text:span><text:span text:style-name="T20">Selenium</text:span></text:p>
      <text:p text:style-name="P17"/>
      <text:p text:style-name="P7"><text:span text:style-name="T14">P</text:span><text:span text:style-name="T12">rojects</text:span></text:p>
      <text:p text:style-name="P18"/>
      <text:list xml:id="list1980971482" text:style-name="L3">
        <text:list-item>
          <text:p text:style-name="P22"><text:span text:style-name="T12">WhiteFlag – </text:span><text:span text:style-name="T5">S</text:span><text:span text:style-name="T3">can for DNS anomalies that </text:span><text:span text:style-name="T5">cause</text:span><text:span text:style-name="T3"> domain </text:span><text:span text:style-name="T5">name </text:span><text:span text:style-name="T3">takeovers.</text:span></text:p>
        </text:list-item>
        <text:list-item>
          <text:p text:style-name="P24"><text:span text:style-name="T12">PortNote – </text:span><text:span text:style-name="T3">Create serverless encrypted pastebins using IPFS</text:span></text:p>
        </text:list-item>
        <text:list-item>
          <text:p text:style-name="P24"><text:span text:style-name="T12">Yarr – </text:span><text:span text:style-name="T3">Platform for sharing and viewing podcast RSS feeds. </text:span></text:p>
        </text:list-item>
        <text:list-item>
          <text:p text:style-name="P27"><text:span text:style-name="T12">NameCannon – </text:span><text:span text:style-name="T3">Bot to register &amp; deploy domains to Cloudflare</text:span></text:p>
        </text:list-item>
        <text:list-item>
          <text:p text:style-name="P23"><text:span text:style-name="T12">Yah</text:span><text:span text:style-name="T3"> </text:span><text:span text:style-name="T12">–</text:span><text:span text:style-name="T3"> </text:span><text:span text:style-name="T5">S</text:span><text:span text:style-name="T3">can Github for exposed API credentials.</text:span></text:p>
        </text:list-item>
        <text:list-item>
          <text:p text:style-name="P25"><text:span text:style-name="T12">Uut – </text:span><text:span text:style-name="T7">Protocol steganography: hiding YouTube inside Zoom.</text:span></text:p>
        </text:list-item>
        <text:list-item>
          <text:p text:style-name="P26"><text:span text:style-name="T12">Foro – </text:span><text:span text:style-name="T3">A beautiful directory listing and markdown server.</text:span></text:p>
        </text:list-item>
      </text:list>
      <text:p text:style-name="P19"/>
      <text:p text:style-name="P10"><text:span text:style-name="T3"><text:tab/></text:span><text:a xlink:type="simple" xlink:href="https://github.com/kevinroleke" text:style-name="Internet_20_link" text:visited-style-name="Visited_20_Internet_20_Link"><text:span text:style-name="T6">github.com/kevinroleke</text:span></text:a></text:p>
      <text:p text:style-name="P20"/>
      <text:p text:style-name="P8"><text:span text:style-name="T15">L</text:span><text:span text:style-name="T12">eadership</text:span></text:p>
      <text:p text:style-name="P21"/>
      <text:list xml:id="list3143029975" text:style-name="L4">
        <text:list-item>
          <text:p text:style-name="P28"><text:span text:style-name="T9">Co-leader</text:span><text:span text:style-name="T12"> of Saint Mary’s School </text:span><text:span text:style-name="T11">Videogame</text:span><text:span text:style-name="T9"> Development Club</text:span></text:p>
          <text:p text:style-name="P29"><text:span text:style-name="T12">September 201</text:span><text:span text:style-name="T16">8</text:span><text:span text:style-name="T12"> – June 2020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19:26.834516894</meta:creation-date>
    <dc:date>2021-11-17T14:34:22.333323761</dc:date>
    <meta:editing-duration>PT16H18M54S</meta:editing-duration>
    <meta:editing-cycles>28</meta:editing-cycles>
    <meta:generator>LibreOffice/7.1.5.2$Linux_X86_64 LibreOffice_project/10$Build-2</meta:generator>
    <meta:document-statistic meta:table-count="0" meta:image-count="0" meta:object-count="0" meta:page-count="1" meta:paragraph-count="28" meta:word-count="182" meta:character-count="1355" meta:non-whitespace-character-count="1155"/>
  </office:meta>
</office:document-meta>
</file>